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Mangal1" svg:font-family="Mangal"/>
    <style:font-face style:name="Segoe UI" svg:font-family="'Segoe UI'" style:font-adornments="Normalny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80" style:font-name="Century Gothic"/>
    </style:style>
    <style:style style:name="P2" style:family="paragraph" style:parent-style-name="Standard">
      <style:paragraph-properties fo:text-align="start" style:justify-single-word="false"/>
      <style:text-properties fo:color="#000080" fo:font-size="22pt" officeooo:rsid="000e3ca0" officeooo:paragraph-rsid="000e3ca0" style:font-size-asian="22pt" style:font-size-complex="22pt"/>
    </style:style>
    <style:style style:name="P3" style:family="paragraph" style:parent-style-name="Standard">
      <style:text-properties fo:color="#000080" style:text-line-through-style="none" style:text-line-through-type="none" style:font-name="Century Gothic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0pt" style:text-underline-style="none" officeooo:rsid="0032d2fe" officeooo:paragraph-rsid="0032d2fe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80" style:text-line-through-style="none" style:text-line-through-type="none" style:font-name="Century Gothic" fo:font-size="36pt" style:text-underline-style="none" officeooo:rsid="00093ed9" officeooo:paragraph-rsid="000af8b5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24pt" style:text-underline-style="none" officeooo:rsid="00093ed9" officeooo:paragraph-rsid="000ca70f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22pt" style:text-underline-style="none" officeooo:rsid="000ca70f" officeooo:paragraph-rsid="000e3ca0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0e3ca0" officeooo:paragraph-rsid="000e3ca0" style:font-size-asian="19.2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0e3ca0" officeooo:paragraph-rsid="00100aae" style:font-size-asian="19.2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0e3ca0" officeooo:paragraph-rsid="0012a53d" style:font-size-asian="19.2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0e3ca0" officeooo:paragraph-rsid="0049840f" style:font-size-asian="19.2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0ca70f" officeooo:paragraph-rsid="000e3ca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0ca70f" officeooo:paragraph-rsid="000ca70f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100aae" officeooo:paragraph-rsid="00100aa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12e05a" officeooo:paragraph-rsid="0012e05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203fff" officeooo:paragraph-rsid="0049840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22pt" officeooo:rsid="000ca70f" officeooo:paragraph-rsid="000e3ca0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officeooo:paragraph-rsid="004be126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4be126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80" style:text-line-through-style="none" style:text-line-through-type="none" style:font-name="Century Gothic" fo:font-size="12pt" fo:font-style="normal" style:text-underline-style="none" officeooo:rsid="004c0e26" officeooo:paragraph-rsid="004c0e26" style:font-size-asian="12pt" style:font-style-asian="normal" style:font-size-complex="12pt" style:font-style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80" style:text-line-through-style="none" style:text-line-through-type="none" style:font-name="Century Gothic" fo:font-size="12pt" fo:font-style="normal" style:text-underline-style="none" officeooo:rsid="004cf1f6" officeooo:paragraph-rsid="004cf1f6" style:font-size-asian="12pt" style:font-style-asian="normal" style:font-size-complex="12pt" style:font-style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80" style:text-line-through-style="none" style:text-line-through-type="none" style:font-name="Century Gothic" fo:font-size="12pt" fo:font-style="normal" style:text-underline-style="none" officeooo:rsid="004cf1f6" officeooo:paragraph-rsid="004cf1f6" style:font-size-asian="12pt" style:font-style-asian="normal" style:font-size-complex="12pt" style:font-style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100aae" officeooo:paragraph-rsid="00100aae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32d2fe" officeooo:paragraph-rsid="002fe38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4be126" officeooo:paragraph-rsid="004be126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4cf1f6" officeooo:paragraph-rsid="004cf1f6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4cf1f6" officeooo:paragraph-rsid="004cf1f6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12a53d" officeooo:paragraph-rsid="0012a53d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5091a9" officeooo:paragraph-rsid="005264c0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5264c0" officeooo:paragraph-rsid="0012a53d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5264c0" officeooo:paragraph-rsid="005264c0" style:font-size-asian="12pt" style:font-size-complex="12pt"/>
    </style:style>
    <style:style style:name="P32" style:family="paragraph" style:parent-style-name="Standard" style:list-style-name="L8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5264c0" officeooo:paragraph-rsid="005264c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5264c0" officeooo:paragraph-rsid="0054c834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53daf2" officeooo:paragraph-rsid="0053daf2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5642db" officeooo:paragraph-rsid="005642db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officeooo:rsid="0057a4c9" officeooo:paragraph-rsid="0057a4c9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2pt" style:text-underline-style="none" fo:font-weight="bold" officeooo:rsid="005264c0" officeooo:paragraph-rsid="005264c0" style:font-size-asian="12pt" style:font-weight-asian="bold" style:font-size-complex="12pt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fo:color="#000080" style:text-line-through-style="none" style:text-line-through-type="none" style:font-name="Century Gothic" fo:font-size="12pt" fo:font-style="italic" style:text-underline-style="none" officeooo:rsid="005264c0" officeooo:paragraph-rsid="005264c0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22pt" style:text-underline-style="none" officeooo:rsid="004be126" officeooo:paragraph-rsid="004be126" style:font-size-asian="22pt" style:font-size-complex="22pt"/>
    </style:style>
    <style:style style:name="P40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22pt" style:text-underline-style="none" officeooo:rsid="000ca70f" officeooo:paragraph-rsid="000e3ca0" style:font-size-asian="22pt" style:font-size-complex="22pt"/>
    </style:style>
    <style:style style:name="P41" style:family="paragraph" style:parent-style-name="Standard">
      <style:paragraph-properties fo:text-align="center" style:justify-single-word="false"/>
      <style:text-properties fo:color="#000080" style:text-line-through-style="none" style:text-line-through-type="none" style:font-name="Century Gothic" fo:font-size="10pt" style:text-underline-style="none" officeooo:rsid="003c6ce3" officeooo:paragraph-rsid="004478b1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10pt" style:text-underline-style="none" officeooo:rsid="003c6ce3" officeooo:paragraph-rsid="0049840f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80" style:text-line-through-style="none" style:text-line-through-type="none" style:font-name="Century Gothic" fo:font-size="28pt" style:text-underline-style="none" officeooo:rsid="004be126" officeooo:paragraph-rsid="004be126" style:font-size-asian="28pt" style:font-size-complex="28pt"/>
    </style:style>
    <style:style style:name="P44" style:family="paragraph" style:parent-style-name="Standard">
      <style:paragraph-properties fo:text-align="start" style:justify-single-word="false"/>
      <style:text-properties fo:color="#000080" style:text-line-through-style="none" style:text-line-through-type="none" style:font-name="Century Gothic" fo:font-size="24pt" style:text-underline-style="none" officeooo:rsid="00093ed9" officeooo:paragraph-rsid="000ca70f" style:font-size-asian="21pt" style:font-size-complex="24pt"/>
    </style:style>
    <style:style style:name="P45" style:family="paragraph" style:parent-style-name="Standard">
      <style:paragraph-properties fo:text-align="center" style:justify-single-word="false"/>
      <style:text-properties fo:color="#000080" style:font-name="Century Gothic" fo:font-size="36pt" officeooo:rsid="004be126" officeooo:paragraph-rsid="004be126" style:font-size-asian="36pt" style:font-size-complex="36pt"/>
    </style:style>
    <style:style style:name="P46" style:family="paragraph" style:parent-style-name="Standard">
      <style:paragraph-properties fo:text-align="start" style:justify-single-word="false"/>
      <style:text-properties fo:color="#000080" fo:font-size="22pt" officeooo:rsid="000e3ca0" officeooo:paragraph-rsid="000e3ca0" style:font-size-asian="22pt" style:font-size-complex="22pt"/>
    </style:style>
    <style:style style:name="P47" style:family="paragraph" style:parent-style-name="Standard" style:list-style-name="L7">
      <style:paragraph-properties fo:text-align="start" style:justify-single-word="false"/>
      <style:text-properties fo:color="#000080" officeooo:paragraph-rsid="004be126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80" officeooo:paragraph-rsid="000e3ca0"/>
    </style:style>
    <style:style style:name="P49" style:family="paragraph" style:parent-style-name="Standard">
      <style:paragraph-properties fo:text-align="start" style:justify-single-word="false"/>
      <style:text-properties fo:font-size="22pt" officeooo:rsid="004cf1f6" officeooo:paragraph-rsid="004cf1f6" style:font-size-asian="22pt" style:font-size-complex="22pt"/>
    </style:style>
    <style:style style:name="P50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>
        <style:tab-stops>
          <style:tab-stop style:position="0.296cm"/>
        </style:tab-stops>
      </style:paragraph-properties>
      <style:text-properties fo:color="#000080" style:text-line-through-style="none" style:text-line-through-type="none" style:font-name="Century Gothic" fo:font-size="12pt" style:text-underline-style="none" officeooo:rsid="005091a9" officeooo:paragraph-rsid="005264c0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color="#000080" style:text-line-through-style="none" style:text-line-through-type="none" style:font-name="Century Gothic" fo:font-size="12pt" style:text-underline-style="none" officeooo:rsid="005264c0" officeooo:paragraph-rsid="005264c0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color="#000080" style:text-line-through-style="none" style:text-line-through-type="none" style:font-name="Century Gothic" fo:font-size="12pt" style:text-underline-style="none" officeooo:rsid="005264c0" officeooo:paragraph-rsid="005264c0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color="#000080" style:text-line-through-style="none" style:text-line-through-type="none" style:font-name="Century Gothic" fo:font-size="12pt" style:text-underline-style="none" officeooo:rsid="005264c0" officeooo:paragraph-rsid="005264c0" style:font-size-asian="12pt" style:font-size-complex="12pt"/>
    </style:style>
    <style:style style:name="P54" style:family="paragraph" style:parent-style-name="Standard" style:master-page-name="">
      <loext:graphic-properties draw:fill="none"/>
      <style:paragraph-properties fo:margin-left="0.3cm" fo:margin-right="0cm" fo:text-align="start" style:justify-single-word="false" fo:text-indent="0cm" style:auto-text-indent="false" style:page-number="auto" fo:background-color="transparent"/>
      <style:text-properties fo:color="#000080" style:text-line-through-style="none" style:text-line-through-type="none" style:font-name="Century Gothic" fo:font-size="12pt" style:text-underline-style="none" officeooo:rsid="005264c0" officeooo:paragraph-rsid="005264c0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/>
      <style:text-properties fo:color="#000080" style:text-line-through-style="none" style:text-line-through-type="none" style:font-name="Century Gothic" fo:font-size="12pt" style:text-underline-style="none" officeooo:rsid="005264c0" officeooo:paragraph-rsid="0054c83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/>
      <style:text-properties fo:color="#000080" style:text-line-through-style="none" style:text-line-through-type="none" style:font-name="Century Gothic" fo:font-size="12pt" style:text-underline-style="none" officeooo:rsid="005264c0" officeooo:paragraph-rsid="005642db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.3cm" fo:margin-right="0cm" fo:text-align="start" style:justify-single-word="false" fo:text-indent="0cm" style:auto-text-indent="false" fo:background-color="transparent"/>
      <style:text-properties fo:color="#000080" style:text-line-through-style="none" style:text-line-through-type="none" style:font-name="Century Gothic" fo:font-size="12pt" style:text-underline-style="none" officeooo:rsid="0057a4c9" officeooo:paragraph-rsid="0057a4c9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.3cm" fo:margin-right="0cm" fo:text-align="center" style:justify-single-word="false" fo:text-indent="0cm" style:auto-text-indent="false" fo:background-color="transparent"/>
      <style:text-properties fo:color="#000080" style:text-line-through-style="none" style:text-line-through-type="none" style:font-name="Century Gothic" fo:font-size="12pt" fo:font-style="italic" style:text-underline-style="none" officeooo:rsid="005264c0" officeooo:paragraph-rsid="005642db" style:font-size-asian="12pt" style:font-style-asian="italic" style:font-size-complex="12pt" style:font-style-complex="italic"/>
    </style:style>
    <style:style style:name="P59" style:family="paragraph" style:parent-style-name="Standard" style:master-page-name="">
      <style:paragraph-properties fo:text-align="start" style:justify-single-word="false" style:page-number="auto"/>
      <style:text-properties fo:color="#000080" style:text-line-through-style="none" style:text-line-through-type="none" style:font-name="Century Gothic" fo:font-size="12pt" style:text-underline-style="none" fo:font-weight="bold" officeooo:rsid="005264c0" officeooo:paragraph-rsid="0054c834" style:font-size-asian="12pt" style:font-weight-asian="bold" style:font-size-complex="12pt" style:font-weight-complex="bold"/>
    </style:style>
    <style:style style:name="P60" style:family="paragraph" style:parent-style-name="Default">
      <style:paragraph-properties fo:text-align="start" style:justify-single-word="false"/>
      <style:text-properties fo:color="#000080" style:font-name="Century Gothic" officeooo:rsid="004be126" officeooo:paragraph-rsid="004be126"/>
    </style:style>
    <style:style style:name="P61" style:family="paragraph" style:parent-style-name="Default">
      <style:paragraph-properties fo:text-align="start" style:justify-single-word="false"/>
      <style:text-properties fo:color="#000080" style:font-name="Century Gothic" officeooo:paragraph-rsid="004be126"/>
    </style:style>
    <style:style style:name="P62" style:family="paragraph">
      <loext:graphic-properties draw:fill-color="#000099"/>
      <style:paragraph-properties fo:text-align="center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4be126" style:font-size-asian="10pt"/>
    </style:style>
    <style:style style:name="T3" style:family="text">
      <style:text-properties style:text-line-through-style="none" style:text-line-through-type="none" style:text-underline-style="none"/>
    </style:style>
    <style:style style:name="T4" style:family="text">
      <style:text-properties style:text-line-through-style="none" style:text-line-through-type="none" style:text-underline-style="none" officeooo:rsid="00093ed9"/>
    </style:style>
    <style:style style:name="T5" style:family="text">
      <style:text-properties style:text-line-through-style="none" style:text-line-through-type="none" style:font-name="Century Gothic" style:text-underline-style="none"/>
    </style:style>
    <style:style style:name="T6" style:family="text">
      <style:text-properties style:text-line-through-style="none" style:text-line-through-type="none" style:font-name="Century Gothic" style:text-underline-style="none" officeooo:rsid="000ca70f"/>
    </style:style>
    <style:style style:name="T7" style:family="text">
      <style:text-properties style:text-line-through-style="none" style:text-line-through-type="none" style:font-name="Century Gothic" style:text-underline-style="none" officeooo:rsid="004be126"/>
    </style:style>
    <style:style style:name="T8" style:family="text">
      <style:text-properties style:text-line-through-style="none" style:text-line-through-type="none" style:font-name="Century Gothic" fo:font-size="12pt" style:text-underline-style="none" officeooo:rsid="000e3ca0" style:font-size-asian="12pt" style:font-size-complex="12pt"/>
    </style:style>
    <style:style style:name="T9" style:family="text">
      <style:text-properties style:text-line-through-style="none" style:text-line-through-type="none" style:font-name="Century Gothic" fo:font-size="12pt" style:text-underline-style="none" officeooo:rsid="004c0e26" style:font-size-asian="12pt" style:font-size-complex="12pt"/>
    </style:style>
    <style:style style:name="T10" style:family="text">
      <style:text-properties fo:color="#000080" style:text-line-through-style="none" style:text-line-through-type="none" style:font-name="Century Gothic" style:text-underline-style="none"/>
    </style:style>
    <style:style style:name="T11" style:family="text">
      <style:text-properties fo:color="#000080" style:text-line-through-style="none" style:text-line-through-type="none" style:font-name="Century Gothic" fo:font-size="12pt" style:text-underline-style="none" style:font-size-asian="12pt" style:font-size-complex="12pt"/>
    </style:style>
    <style:style style:name="T12" style:family="text">
      <style:text-properties fo:color="#000080" style:font-name="Century Gothic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54c834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position="0% 100%"/>
    </style:style>
    <style:style style:name="T17" style:family="text">
      <style:text-properties style:font-name="Century Goth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3daf2" style:font-style-asian="italic" style:font-style-complex="italic"/>
    </style:style>
    <style:style style:name="T20" style:family="text">
      <style:text-properties fo:font-style="italic" officeooo:rsid="0054c834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4f0fc1"/>
    </style:style>
    <style:style style:name="T25" style:family="text">
      <style:text-properties officeooo:rsid="005264c0"/>
    </style:style>
    <style:style style:name="T26" style:family="text">
      <style:text-properties officeooo:rsid="0053daf2"/>
    </style:style>
    <style:style style:name="T27" style:family="text">
      <style:text-properties officeooo:rsid="0054c834"/>
    </style:style>
    <style:style style:name="T28" style:family="text">
      <style:text-properties officeooo:rsid="005642db"/>
    </style:style>
    <text:list-style style:name="L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80" draw:marker-start-width="0.503cm" draw:marker-end-width="0.503cm" draw:fill-color="#00009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2">Autorzy: Jakub Guzek, Kacper Stachyra, </text:span><text:span text:style-name="T1">Marcin Jarząbek</text:span></text:p>
      <text:p text:style-name="P60"><text:span text:style-name="T1">Prowadzący: dr inż. Paweł Wawrzyński</text:span></text:p>
      <text:p text:style-name="P3"/>
      <text:p text:style-name="P3"/>
      <text:p text:style-name="P3"/>
      <text:p text:style-name="P3"/>
      <text:p text:style-name="P3"/>
      <text:p text:style-name="P1"><draw:line text:anchor-type="paragraph" draw:z-index="0" draw:style-name="gr1" draw:text-style-name="P62" svg:x1="-0.626cm" svg:y1="0.166cm" svg:x2="18.375cm" svg:y2="0.166cm"><text:p/></draw:line></text:p>
      <text:p text:style-name="P43">PODSTAWY SZTUCZNEJ INTELIGENCJI</text:p>
      <text:p text:style-name="P45"><draw:line text:anchor-type="paragraph" draw:z-index="1" draw:style-name="gr1" draw:text-style-name="P62" svg:x1="-0.665cm" svg:y1="2.152cm" svg:x2="18.336cm" svg:y2="2.152cm"><text:p/></draw:line><text:span text:style-name="T4">N</text:span><text:span text:style-name="T3">AWIGATOR</text:span></text:p>
      <text:p text:style-name="P5"/>
      <text:p text:style-name="P6"/>
      <text:p text:style-name="P6"/>
      <text:p text:style-name="P6"/>
      <text:p text:style-name="P7">OPIS PROBLEMU</text:p>
      <text:p text:style-name="P8"/>
      <text:p text:style-name="P18"><text:span text:style-name="T12">Napisać program znajdujący drogę przy użyciu algorytmu A*. Dla zadanych przez użytkownika parametrów n, r program generuje Graf_losowy(n,r), który prezentowany jest użytkownikowi. Użytkownik wskazuje myszką dwa punkty, między którymi wyznaczana jest najkrótsza droga. </text:span></text:p>
      <text:p text:style-name="P18"><text:span text:style-name="T12">Sprawdzić n=100, r=0.1, 0.2, 0.5; </text:span></text:p>
      <text:p text:style-name="P18"><text:span text:style-name="T12">Przez Graf_losowy(n,r) dla całkowitego n&gt;1 oraz rzeczywistego r&gt;0 jest poniżej rozumiana następująca struktura: Na kwadracie o boku 1 losowanych jest n punktów, stanowiących węzły grafu. Następnie, ustanawiane są krawędzie grafu w następujący sposób:</text:span></text:p>
      <text:list xml:id="list841731947966608991" text:style-name="L6">
        <text:list-item>
          <text:p text:style-name="P19"><text:span text:style-name="T12">brana jest każda kolejna para węzłów, takich par jest 0.5n(n+1);</text:span></text:p>
        </text:list-item>
        <text:list-item>
          <text:p text:style-name="P19"><text:span text:style-name="T12">niech współrzędne tych węzłów to wektory v oraz z,</text:span></text:p>
        </text:list-item>
      </text:list>
      <text:list xml:id="list8005916560606342922" text:style-name="L7">
        <text:list-item>
          <text:list>
            <text:list-item>
              <text:p text:style-name="P47"><text:span text:style-name="T17">z rozkładu jednostajnego na przedziale [0,1] losowana jest liczba losowa, x,</text:span></text:p>
            </text:list-item>
            <text:list-item>
              <text:p text:style-name="P47"><text:span text:style-name="T17">jeśli x &lt; exp(-||v-z||/r), wówczas jest ustanawiana krawędź między tymi węzłami.</text:span></text:p>
            </text:list-item>
          </text:list>
        </text:list-item>
      </text:list>
      <text:p text:style-name="P18"><text:span text:style-name="T12">Parametr r stanowi w przybliżeniu taką wartość, że jeśli węzły są w odległości mniejszej niż r, to prawdopodobnie będzie krawędź między nimi, a jeśli większej – to jej nie będzie. </text:span></text:p>
      <text:p text:style-name="P13"/>
      <text:p text:style-name="P13"/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>Z</text:span><text:span text:style-name="T5">AŁOŻENIA </text:span><text:span text:style-name="T7">PROJEKTOWE</text:span></text:p>
      <text:p text:style-name="P12"/>
      <text:list xml:id="list6505009197337364684" text:style-name="L1">
        <text:list-item>
          <text:p text:style-name="P48"><text:span text:style-name="T8">P</text:span><text:span text:style-name="T9">rojekt zostanie napisany w języku Java, z wykorzystaniem wzorca projektowego MVC</text:span></text:p>
        </text:list-item>
        <text:list-item>
          <text:p text:style-name="P20">Model będzie stanowić: </text:p>
          <text:list>
            <text:list-item>
              <text:p text:style-name="P20">implementacja algorytmu A*, operującego na abstrakcyjnych stanach,</text:p>
            </text:list-item>
            <text:list-item>
              <text:p text:style-name="P20">implementacja grafu (reprezentującego siatkę miast), który posłuży do zaprezentowania działania algorytmu</text:p>
            </text:list-item>
          </text:list>
        </text:list-item>
        <text:list-item>
          <text:p text:style-name="P21">Program będzie udostępniał graficzny interfejs użytkownika, pozwalający na wprowadzenie zadanych wartości i wskazanie dwóch węzłów (miast) grafu, pomiędzy którymi ma być wyznaczona ścieżka. Jeżeli ścieżka istnieje – zostanie wyświetlona na ekranie (w przeciwnym wypadku zostanie wyświetlony komunikat o braku rozwiązania).</text:p>
        </text:list-item>
      </text:list>
      <text:p text:style-name="P17"/>
      <text:p text:style-name="P7"/>
      <text:p text:style-name="P39"><text:span text:style-name="T10">INSTRUKCJA UŻYTKOWA</text:span></text:p>
      <text:p text:style-name="P9"/>
      <text:p text:style-name="P49"><text:span text:style-name="T11">Do uruchomienia programu potrzebne jest środowisko Java Runtime Enviroment (JRE). Po uruchomieniu programu należy:</text:span></text:p>
      <text:p text:style-name="P14"/>
      <text:list xml:id="list1349006205357425601" text:style-name="L2">
        <text:list-item>
          <text:p text:style-name="P26">wpisać w odpowiednie pola wartość parametru r (pole <text:span text:style-name="T21">Rate</text:span>) oraz liczbę wierzchołków grafu (pole <text:span text:style-name="T21">Number</text:span>),</text:p>
        </text:list-item>
        <text:list-item>
          <text:p text:style-name="P26">kliknąć przycisk <text:span text:style-name="T21">Generate!</text:span></text:p>
        </text:list-item>
        <text:list-item>
          <text:p text:style-name="P22">kliknąć przycisk <text:span text:style-name="T21">Start</text:span>, a następnie kliknąć na wybranym węźle, mającym stać się węzłem początkowym,</text:p>
        </text:list-item>
        <text:list-item>
          <text:p text:style-name="P22">kliknąć przycisk <text:span text:style-name="T21">End</text:span><text:span text:style-name="T18"> </text:span>i kliknąć na wybranym węźle, mającym stać się węzłem końcowym,</text:p>
        </text:list-item>
        <text:list-item>
          <text:p text:style-name="P22">kliknąć przycisk <text:span text:style-name="T21">Solve!</text:span></text:p>
        </text:list-item>
        <text:list-item>
          <text:p text:style-name="P22"><text:span text:style-name="T23">Na ekranie – jeśli istnieje – zostanie wyświetlona ścieżka pomiędzy wskazanymi węzłami, oraz w panelu </text:span><text:span text:style-name="T21">Logs</text:span><text:span text:style-name="T22"> </text:span><text:span text:style-name="T23">zostanie wyświetlona informacja o liczbie kroków, w której algorytm znalazł rozwiązanie,</text:span></text:p>
        </text:list-item>
        <text:list-item>
          <text:p text:style-name="P22"><text:span text:style-name="T23">jeśli ścieżka pomiędzy zadanymi węzłami nie istnieje w panelu </text:span><text:span text:style-name="T21">Logs</text:span><text:span text:style-name="T23"> zostanie wyświetlona informacja o braku takiej ścieżki</text:span><text:span text:style-name="T18"> </text:span></text:p>
          <text:p text:style-name="P23"/>
        </text:list-item>
      </text:list>
      <text:p text:style-name="P27">Pomoc jest dostępna również w menu programu (Menu → Help).</text:p>
      <text:p text:style-name="P14"/>
      <text:p text:style-name="P14"/>
      <text:p text:style-name="P14"/>
      <text:p text:style-name="P39"/>
      <text:p text:style-name="P39"/>
      <text:p text:style-name="P39"/>
      <text:p text:style-name="P39"/>
      <text:p text:style-name="P39"/>
      <text:p text:style-name="P39"><text:soft-page-break/>STRUKTURA PROGRAMU</text:p>
      <text:p text:style-name="P10"/>
      <text:p text:style-name="P28">W <text:span text:style-name="T24">modelu zostały zaimplementowane następujące, związane z algorytmem A* i grafem, klasy:</text:span></text:p>
      <text:p text:style-name="P28"/>
      <text:p text:style-name="P29"><text:span text:style-name="T22">class Node</text:span></text:p>
      <text:p text:style-name="P29"><text:span text:style-name="T22"/></text:p>
      <text:p text:style-name="P50"><text:span text:style-name="T25">Klasa reprezentująca wierzchołek grafu. Obiekt tej klasy przechowuje listę referencji na swoich sąsiadów (inne wierzchołki w grafie) – odpowiada to ideowo siatce dróg, <text:s text:c="4"/>które wychodzą z tego miasta</text:span></text:p>
      <text:p text:style-name="P30"><text:s text:c="2"/></text:p>
      <text:p text:style-name="P37">class Graph</text:p>
      <text:p text:style-name="P31"/>
      <text:p text:style-name="P51">Klasa grafu, przechowująca listę wierzchołków. Udostępnia metodę <text:span text:style-name="T18">init()</text:span> zwracającą stan początkowy s<text:span text:style-name="T13">0 </text:span><text:span text:style-name="T16">,</text:span><text:span text:style-name="T13"> </text:span><text:span text:style-name="T16">którym inicjowany jest algorytm A*.</text:span></text:p>
      <text:p text:style-name="P28"/>
      <text:p text:style-name="P37">class State <text:span text:style-name="T26">(implementing ProblemState)</text:span></text:p>
      <text:p text:style-name="P28"/>
      <text:p text:style-name="P51">Klasa, której obiekty reprezentują stany, na których operuje algorytm A*. </text:p>
      <text:p text:style-name="P51">Implementuje interfejs <text:span text:style-name="T18">ProblemState</text:span> – dzięki czemu udostępnia metody:</text:p>
      <text:list xml:id="list9198490853222105485" text:style-name="L8">
        <text:list-item>
          <text:p text:style-name="P38">getEstimatedLength() - <text:span text:style-name="T26">zwraca wartość f(s) = C(s) + h(s), s – badany stan</text:span></text:p>
        </text:list-item>
        <text:list-item>
          <text:p text:style-name="P38">isFinish() - <text:span text:style-name="T26">zwraca informację, czy stan jest terminalny</text:span></text:p>
        </text:list-item>
        <text:list-item>
          <text:p text:style-name="P32"><text:span text:style-name="T18">extendStates() - </text:span><text:span text:style-name="T19">rozwija stan w zbiór stanów</text:span></text:p>
        </text:list-item>
      </text:list>
      <text:p text:style-name="P51">wykorzystywane przez obiekt klasy AStar. Taka struktura rozwiązania pozwala <text:span text:style-name="T26">algorytmowi A* operować na abstrakcyjnych stanach – dzięki czemu sam algorytm można wykorzystać do rozwiązania innego problemu, niekoniecznie związanego z grafem. W tym celu należy napisać klasę stanu implementującą interfejs </text:span><text:span text:style-name="T19">ProblemState.</text:span></text:p>
      <text:p text:style-name="P15"/>
      <text:p text:style-name="P59">class <text:span text:style-name="T27">AStar</text:span></text:p>
      <text:p text:style-name="P33"/>
      <text:p text:style-name="P56">Klasa <text:span text:style-name="T27">stanowiąca implementację algorytmu A*. Operuje na listach stanów otwarych i zamkniętych. Udostępnia metodę </text:span><text:span text:style-name="T20">solve()</text:span><text:span text:style-name="T27">, w której do momentu znalezienia stanu terminalnego (lub stwierdzenia że jest to niemożliwe) rozwijany jest stan s</text:span><text:span text:style-name="T14">i </text:span><text:span text:style-name="T27">, minimalizujący wartość funkcji</text:span></text:p>
      <text:p text:style-name="P58"><text:span text:style-name="T27">f(s) = C(s) + h(s)</text:span></text:p>
      <text:p text:style-name="P56"><text:span text:style-name="T27">gdzie</text:span></text:p>
      <text:p text:style-name="P56"><text:span text:style-name="T28">C(s) - koszt dotarcia od stanu początkowego do stanu s - w przypadku grafu <text:tab/>badanego grafu jest to przebyta droga od wierzchołka początkowego do <text:tab/>aktualnie badanego.</text:span></text:p>
      <text:p text:style-name="P57">h(s)<text:tab/>- heurystycznie oszacowany koszt dotarcia od stanu s do końca - w przypadku <text:tab/>grafu jest to odległość w linii prostej do wierzchołka. </text:p>
      <text:p text:style-name="P55"/>
      <text:p text:style-name="P36">Po wprowadzeniu przez użytkownika parametrów, wygenerowaniu grafu, wybraniu punktów początkowego i końcowego i kliknięciu przycisku Solve tworzony jest obiekt klasy AStar, inicjowany stanem początkowym, a następnie wywoływana jest metoda solve() tej klasy – zwracająca w wypadku sukcesu stan terminalny (zawierający ścieżkę między węzłem początkowym a końcowym), bądź wartość null w wypadku porażki.</text:p>
      <text:p text:style-name="P25"><text:span text:style-name="T15"/></text:p>
      <text:p text:style-name="P25"><text:soft-page-break/><text:span text:style-name="T15">WNIOSKI</text:span></text:p>
      <text:p text:style-name="P11"/>
      <text:p text:style-name="P34">Udało się osiągnąć założenia projektowe, polegające na oddzieleniu struktury informacyjnej (graf reprezentujący miasta) od algorytmu A*, przez co sam algorytm może być wykorzystany do rozwiązania innego problemu.</text:p>
      <text:p text:style-name="P34"/>
      <text:p text:style-name="P34">Zaimplementowany w projekcie algorytm A* (pod postacią klasy AStar) pozwala na odnalezienie, jeśli istnieje, najkrótszej ścieżki pomiędzy dwoma wskazanymi przez użytkownika węzłami – miastami.</text:p>
      <text:p text:style-name="P16"/>
      <text:p text:style-name="P35">Realizacja projektu pozwoliła na zapoznanie się z algorytmem A*, oraz uniwersalnością metod przeszukiwania przestrzeni stanów.</text:p>
      <text:p text:style-name="P16"/>
      <text:p text:style-name="P42"><text:span text:style-name="T15"/></text:p>
      <text:p text:style-name="P41"/>
      <text:p text:style-name="P2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Mangal1" svg:font-family="Mangal"/>
    <style:font-face style:name="Segoe UI" svg:font-family="'Segoe UI'" style:font-adornments="Normalny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_20_1" draw:display-name="Arrowhead 1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Century Gothic1" fo:font-family="'Century Gothic'" style:font-family-generic="roman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80" style:font-name="Century Gothic" fo:font-family="'Century Gothic'" style:font-family-generic="swiss" style:font-pitch="variable" fo:font-size="12pt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0:12:00</meta:creation-date>
    <meta:generator>LibreOffice/5.0.3.2$Windows_X86_64 LibreOffice_project/e5f16313668ac592c1bfb310f4390624e3dbfb75</meta:generator>
    <meta:initial-creator>Marcin Jarząbek</meta:initial-creator>
    <dc:date>2016-01-20T16:58:24.659000000</dc:date>
    <meta:editing-duration>PT22H11M24S</meta:editing-duration>
    <meta:editing-cycles>21</meta:editing-cycles>
    <meta:print-date>2016-01-20T16:55:22.075000000</meta:print-date>
    <meta:document-statistic meta:table-count="0" meta:image-count="0" meta:object-count="0" meta:page-count="4" meta:paragraph-count="55" meta:word-count="728" meta:character-count="5306" meta:non-whitespace-character-count="4625"/>
  </office:meta>
</office:document-meta>
</file>